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b5d1"/>
    </style:style>
    <style:style style:name="P2" style:family="paragraph" style:parent-style-name="Standard">
      <style:text-properties style:font-name="Calibri" officeooo:paragraph-rsid="000fb5d1"/>
    </style:style>
    <style:style style:name="P3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officeooo:paragraph-rsid="000fb5d1" style:font-size-asian="11pt" style:font-size-complex="11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Calibri" officeooo:paragraph-rsid="000fb5d1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cumented design</text:span></text:p>
      <text:p text:style-name="P2"><text:span text:style-name="T2">Hardware specification:</text:span></text:p>
      <text:p text:style-name="P3"><text:span text:style-name="T3">To play connect four the user will need a computer, a keyboard, a monitor and access to the internet. <text:s/>As the game will be multiplayer, you will likely also want a friend, who also has access to the previously mentioned hardware, alternatively they will be able to play with a random player instea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20:29:29.322000000</meta:creation-date>
    <dc:date>2016-09-14T20:31:43.216000000</dc:date>
    <meta:editing-duration>PT2M14S</meta:editing-duration>
    <meta:editing-cycles>1</meta:editing-cycles>
    <meta:document-statistic meta:table-count="0" meta:image-count="0" meta:object-count="0" meta:page-count="1" meta:paragraph-count="3" meta:word-count="57" meta:character-count="339" meta:non-whitespace-character-count="284"/>
    <meta:generator>LibreOffice/5.1.3.2$Windows_x86 LibreOffice_project/644e4637d1d8544fd9f56425bd6cec110e49301b</meta:generator>
  </office:meta>
</office:document-meta>
</file>